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3.0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51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Deceased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Species</text:p>
          </table:table-cell>
          <table:table-cell table:style-name="ce1" office:value-type="string">
            <office:annotation office:display="true" draw:style-name="gr1" draw:text-style-name="P1" svg:width="1.4965in" svg:height="0.5776in" svg:x="2.7618in" svg:y="0.5669in" draw:caption-point-x="2.5028in" draw:caption-point-y="-0.563in">
              <dc:date>2013-01-19T00:00:00</dc:date>
              <text:p text:style-name="P1"><text:span text:style-name="T1">Changeling Seeming, Werewolf Auspice, Mage Path, etc.</text:span></text:p>
            </office:annotation>
            <text:p>Seeming</text:p>
          </table:table-cell>
          <table:table-cell table:style-name="ce1" office:value-type="string">
            <office:annotation office:display="true" draw:style-name="gr2" draw:text-style-name="P1" svg:width="1.1413in" svg:height="0.5457in" svg:x="4.6469in" svg:y="0.9244in" draw:caption-point-x="1.7142in" draw:caption-point-y="-0.9205in">
              <dc:date>2013-01-19T00:00:00</dc:date>
              <text:p text:style-name="P1"><text:span text:style-name="T1">Changeling Kith, Werewolf Tribe, Mage Order, etc.</text:span></text:p>
            </office:annotation>
            <text:p>Kith</text:p>
          </table:table-cell>
          <table:table-cell table:style-name="ce1" office:value-type="string">
            <office:annotation office:display="true" draw:style-name="gr3" draw:text-style-name="P1" svg:width="1.7264in" svg:height="0.7012in" svg:x="6.4965in" svg:y="0.652in" draw:caption-point-x="1.0437in" draw:caption-point-y="-0.648in">
              <dc:date>2013-01-19T00:00:00</dc:date>
              <text:p text:style-name="P2"><text:span text:style-name="T1">Organizations like the Camarilla, Changeling Courts, Conciliums, Werewolf Lodges, etc.</text:span></text:p>
            </office:annotation>
            <text:p>Court</text:p>
          </table:table-cell>
          <table:table-cell table:style-name="ce1" office:value-type="string">
            <text:p>Appearance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table:style-name="ce2" office:value-type="boolean" office:boolean-value="true">
            <text:p>TRUE</text:p>
          </table:table-cell>
          <table:table-cell office:value-type="string">
            <text:p>Fanz</text:p>
          </table:table-cell>
          <table:table-cell office:value-type="string">
            <text:p>Simon</text:p>
          </table:table-cell>
          <table:table-cell office:value-type="string">
            <text:p>Changeling</text:p>
          </table:table-cell>
          <table:table-cell office:value-type="string">
            <text:p>Fairest</text:p>
          </table:table-cell>
          <table:table-cell office:value-type="string">
            <text:p>Draconic</text:p>
          </table:table-cell>
          <table:table-cell office:value-type="string">
            <text:p>Summer</text:p>
          </table:table-cell>
          <table:table-cell table:number-columns-repeated="2"/>
        </table:table-row>
        <table:table-row table:style-name="ro1">
          <table:table-cell table:style-name="ce2">
            <office:annotation office:display="true" draw:style-name="gr4" draw:text-style-name="P1" svg:width="1.2823in" svg:height="0.4469in" svg:x="0.0669in" svg:y="0.9004in" draw:caption-point-x="0.8177in" draw:caption-point-y="-0.5528in">
              <dc:date>2013-01-19T00:00:00</dc:date>
              <text:p text:style-name="P2"><text:span text:style-name="T1">Left blank, the NPC is “not dead”.</text:span></text:p>
            </office:annotation>
          </table:table-cell>
          <table:table-cell office:value-type="string">
            <text:p>Clinton</text:p>
          </table:table-cell>
          <table:table-cell office:value-type="string">
            <text:p>Hillary</text:p>
          </table:table-cell>
          <table:table-cell office:value-type="string">
            <text:p>Human</text:p>
          </table:table-cell>
          <table:table-cell table:number-columns-repeated="2"/>
          <table:table-cell office:value-type="string">
            <text:p>USGOV</text:p>
          </table:table-cell>
          <table:table-cell table:number-columns-repeated="2"/>
        </table:table-row>
        <table:table-row table:style-name="ro1" table:number-rows-repeated="34"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28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6">
          <table:table-cell table:style-name="ce2"/>
          <table:table-cell table:number-columns-repeated="8"/>
        </table:table-row>
        <table:table-row table:style-name="ro1">
          <table:table-cell table:style-name="ce2"/>
          <table:table-cell/>
          <table:table-cell table:style-name="ce2" table:number-columns-repeated="2"/>
          <table:table-cell table:number-columns-repeated="5"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12">
          <table:table-cell table:style-name="ce2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10">
          <table:table-cell table:style-name="ce2"/>
          <table:table-cell table:number-columns-repeated="8"/>
        </table:table-row>
        <table:table-row table:style-name="ro1" table:number-rows-repeated="104842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I149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0/00/0000</text:date>, <text:time style:data-style-name="N2" text:time-value="0000-00-00T02:05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Andrews</meta:initial-creator>
    <meta:creation-date>2012-08-14T11:45:41</meta:creation-date>
    <dc:date>2013-01-20T02:06:25</dc:date>
    <dc:creator>Peter Andrews</dc:creator>
    <meta:editing-duration>PT6H59M42S</meta:editing-duration>
    <meta:editing-cycles>177</meta:editing-cycles>
    <meta:generator>LibreOffice/3.6$Linux_X86_64 LibreOffice_project/360m1$Build-2</meta:generator>
    <meta:document-statistic meta:table-count="3" meta:cell-count="20" meta:object-count="0"/>
  </office:meta>
</office:document-meta>
</file>